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TINEZ QUISPE, JULIO CESA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09677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RTINEZ QUISPE, JULIO CES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0967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0/2021</text:p>
          </table:table-cell>
          <table:table-cell table:style-name="Tabla2.A2" office:value-type="string">
            <text:p text:style-name="P7">11698165</text:p>
          </table:table-cell>
          <table:table-cell table:style-name="Tabla2.A2" office:value-type="string">
            <text:p text:style-name="P7">14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WILMER BAZÁ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2:00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